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16.501751846783" calcext:value-type="float">
            <text:p>716.501751846783</text:p>
          </table:table-cell>
        </table:table-row>
        <table:table-row table:style-name="ro1">
          <table:table-cell office:value-type="float" office:value="713.485591158487" calcext:value-type="float">
            <text:p>713.485591158487</text:p>
          </table:table-cell>
        </table:table-row>
        <table:table-row table:style-name="ro1">
          <table:table-cell office:value-type="float" office:value="716.835600923284" calcext:value-type="float">
            <text:p>716.835600923284</text:p>
          </table:table-cell>
        </table:table-row>
        <table:table-row table:style-name="ro1">
          <table:table-cell office:value-type="float" office:value="715.778623987173" calcext:value-type="float">
            <text:p>715.778623987173</text:p>
          </table:table-cell>
        </table:table-row>
        <table:table-row table:style-name="ro1">
          <table:table-cell office:value-type="float" office:value="716.583901226075" calcext:value-type="float">
            <text:p>716.583901226075</text:p>
          </table:table-cell>
        </table:table-row>
        <table:table-row table:style-name="ro1">
          <table:table-cell office:value-type="float" office:value="717.540271947763" calcext:value-type="float">
            <text:p>717.540271947763</text:p>
          </table:table-cell>
        </table:table-row>
        <table:table-row table:style-name="ro1">
          <table:table-cell office:value-type="float" office:value="718.93827195997" calcext:value-type="float">
            <text:p>718.93827195997</text:p>
          </table:table-cell>
        </table:table-row>
        <table:table-row table:style-name="ro1">
          <table:table-cell office:value-type="float" office:value="714.423495959935" calcext:value-type="float">
            <text:p>714.423495959935</text:p>
          </table:table-cell>
        </table:table-row>
        <table:table-row table:style-name="ro1">
          <table:table-cell office:value-type="float" office:value="721.589228116003" calcext:value-type="float">
            <text:p>721.589228116003</text:p>
          </table:table-cell>
        </table:table-row>
        <table:table-row table:style-name="ro1">
          <table:table-cell office:value-type="float" office:value="717.854476540516" calcext:value-type="float">
            <text:p>717.854476540516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716.953121366599" calcext:value-type="float">
            <text:p>716.953121366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05-30T10:20:11.933253866</dc:date>
    <dc:creator>Davide Ancona</dc:creator>
    <meta:editing-duration>PT1M39S</meta:editing-duration>
    <meta:editing-cycles>1</meta:editing-cycles>
    <meta:document-statistic meta:table-count="1" meta:cell-count="11" meta:object-count="0"/>
    <meta:generator>LibreOffice/5.3.4.2$Linux_X86_64 LibreOffice_project/30$Build-2</meta:generator>
  </office:meta>
</office:document-meta>
</file>